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1b215" officeooo:paragraph-rsid="0001b215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1b215" officeooo:paragraph-rsid="0001b215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1b215" officeooo:paragraph-rsid="0001b21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1b215" officeooo:paragraph-rsid="0001b215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1b215" officeooo:paragraph-rsid="0001b215" style:font-size-asian="12.25pt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font-weight="bold" officeooo:rsid="0001b215" officeooo:paragraph-rsid="0001b215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ases de datos NoSQL</text:p>
      <text:p text:style-name="P5">Práctica 1</text:p>
      <text:p text:style-name="P3">Daniel Pérez Efremova</text:p>
      <text:p text:style-name="P6">Aclaraciones</text:p>
      <text:p text:style-name="P4"/>
      <text:p text:style-name="P4">Para realizar la práctica se ha utilizado la consola de MongoDB en la máquina virtual del curso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20:11:09.011925684</meta:creation-date>
    <dc:date>2022-09-16T20:18:51.414722588</dc:date>
    <meta:editing-duration>PT7M42S</meta:editing-duration>
    <meta:editing-cycles>1</meta:editing-cycles>
    <meta:document-statistic meta:table-count="0" meta:image-count="0" meta:object-count="0" meta:page-count="2" meta:paragraph-count="5" meta:word-count="27" meta:character-count="159" meta:non-whitespace-character-count="137"/>
    <meta:generator>LibreOffice/7.3.5.2$Linux_X86_64 LibreOffice_project/30$Build-2</meta:generator>
  </office:meta>
</office:document-meta>
</file>